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2396in" fo:margin-left="0.0951in" table:align="left" style:writing-mode="lr-tb"/>
    </style:style>
    <style:style style:name="Table1.A" style:family="table-column">
      <style:table-column-properties style:column-width="0.4701in"/>
    </style:style>
    <style:style style:name="Table1.E" style:family="table-column">
      <style:table-column-properties style:column-width="0.4708in"/>
    </style:style>
    <style:style style:name="Table1.I" style:family="table-column">
      <style:table-column-properties style:column-width="0.4778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4.2396in" fo:margin-left="0.0951in" table:align="left" style:writing-mode="lr-tb"/>
    </style:style>
    <style:style style:name="Table2.A" style:family="table-column">
      <style:table-column-properties style:column-width="0.7875in"/>
    </style:style>
    <style:style style:name="Table2.B" style:family="table-column">
      <style:table-column-properties style:column-width="0.4306in"/>
    </style:style>
    <style:style style:name="Table2.I" style:family="table-column">
      <style:table-column-properties style:column-width="0.43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Body_20_Text_20_2">
      <style:paragraph-properties fo:margin-left="0.0398in" fo:margin-right="2.3626in" fo:line-height="0.1528in" fo:text-align="end" style:justify-single-word="false" fo:text-indent="0in" style:auto-text-indent="false"/>
    </style:style>
    <style:style style:name="P2" style:family="paragraph" style:parent-style-name="Body_20_Text_20_2">
      <style:paragraph-properties fo:margin-left="0in" fo:margin-right="2.3626in" fo:text-align="end" style:justify-single-word="false" fo:text-indent="0in" style:auto-text-indent="false"/>
    </style:style>
    <style:style style:name="P3" style:family="paragraph" style:parent-style-name="Body_20_Text_20_2">
      <style:paragraph-properties fo:margin-left="0in" fo:margin-right="1.2791in" fo:text-indent="0in" style:auto-text-indent="false"/>
      <style:text-properties officeooo:paragraph-rsid="00130554"/>
    </style:style>
    <style:style style:name="P4" style:family="paragraph" style:parent-style-name="Body_20_Text_20_2">
      <style:paragraph-properties fo:margin-left="0in" fo:margin-right="1.2791in" fo:text-indent="0in" style:auto-text-indent="false"/>
      <style:text-properties officeooo:paragraph-rsid="0018dec1"/>
    </style:style>
    <style:style style:name="P5" style:family="paragraph" style:parent-style-name="Header">
      <style:paragraph-properties fo:margin-left="0in" fo:margin-right="0.25in" fo:text-indent="0in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language="en" fo:country="US" fo:font-weight="bold" style:font-size-asian="11pt" style:font-weight-asian="bold" style:font-size-complex="11pt"/>
    </style:style>
    <style:style style:name="P10" style:family="paragraph" style:parent-style-name="Standard">
      <style:paragraph-properties fo:line-height="0.1528in" fo:text-align="justify" style:justify-single-word="false"/>
    </style:style>
    <style:style style:name="P11" style:family="paragraph" style:parent-style-name="Standard" style:master-page-name="Standard">
      <style:paragraph-properties fo:margin-left="0in" fo:margin-right="0in" fo:text-indent="0.4925in" style:auto-text-indent="false" style:page-number="auto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in" fo:margin-right="1.9681in" fo:text-indent="0.5909in" style:auto-text-indent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left="0in" fo:margin-right="1.9681in" fo:text-indent="0.5909in" style:auto-text-indent="false" style:text-autospace="none" style:punctuation-wrap="simple" style:vertical-align="baselin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in" fo:margin-right="0in" fo:text-indent="0.5909in" style:auto-text-indent="false"/>
    </style:style>
    <style:style style:name="P15" style:family="paragraph" style:parent-style-name="Standard">
      <style:paragraph-properties fo:margin-left="0in" fo:margin-right="0in" fo:text-indent="0.5909in" style:auto-text-indent="false" style:text-autospace="none" style:punctuation-wrap="simple" style:vertical-align="baseline"/>
    </style:style>
    <style:style style:name="P16" style:family="paragraph" style:parent-style-name="Standard">
      <style:paragraph-properties fo:margin-left="0in" fo:margin-right="0in" fo:text-indent="0.5909in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indent="0.5909in" style:auto-text-indent="false" style:text-autospace="none" style:punctuation-wrap="simple" style:vertical-align="baselin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in" fo:margin-right="0in" fo:text-align="justify" style:justify-single-word="false" fo:text-indent="0.5909in" style:auto-text-indent="false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0in" fo:margin-right="-0.0008in" fo:text-indent="0.5909in" style:auto-text-indent="false"/>
    </style:style>
    <style:style style:name="P20" style:family="paragraph" style:parent-style-name="Standard" style:list-style-name="WW8Num1">
      <style:paragraph-properties fo:margin-left="0.2957in" fo:margin-right="-0.0008in" fo:text-indent="-0.2953in" style:auto-text-indent="false">
        <style:tab-stops>
          <style:tab-stop style:position="-1.0835in"/>
        </style:tab-stops>
      </style:paragraph-properties>
    </style:style>
    <style:style style:name="P21" style:family="paragraph" style:parent-style-name="Standard" style:list-style-name="WW8Num1">
      <style:paragraph-properties fo:margin-left="0.2957in" fo:margin-right="-0.0008in" fo:text-indent="-0.2575in" style:auto-text-indent="false">
        <style:tab-stops/>
      </style:paragraph-properties>
    </style:style>
    <style:style style:name="P22" style:family="paragraph" style:parent-style-name="Standard">
      <style:paragraph-properties fo:margin-left="0.0398in" fo:margin-right="0in" fo:text-align="center" style:justify-single-word="false" fo:text-indent="0in" style:auto-text-indent="false"/>
      <style:text-properties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margin-left="0.0398in" fo:margin-right="0in" fo:text-align="center" style:justify-single-word="false" fo:text-indent="0in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line-height="0.1528in" fo:text-align="justify" style:justify-single-word="false" fo:break-before="page"/>
    </style:style>
    <style:style style:name="P25" style:family="paragraph" style:parent-style-name="Standard">
      <style:paragraph-properties fo:margin-left="0.3437in" fo:margin-right="1.2791in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1.2791in" fo:text-indent="0in" style:auto-text-indent="false"/>
    </style:style>
    <style:style style:name="P27" style:family="paragraph" style:parent-style-name="Standard">
      <style:paragraph-properties fo:margin-left="0in" fo:margin-right="1.2791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1.2791in" fo:text-indent="0in" style:auto-text-indent="false"/>
      <style:text-properties fo:font-size="12pt" officeooo:paragraph-rsid="001a2eb9" style:font-size-asian="12pt" style:font-size-complex="12pt"/>
    </style:style>
    <style:style style:name="P29" style:family="paragraph" style:parent-style-name="Standard">
      <style:paragraph-properties fo:margin-left="0in" fo:margin-right="1.2791in" fo:text-indent="0in" style:auto-text-indent="false"/>
      <style:text-properties fo:font-size="12pt" officeooo:paragraph-rsid="001e781d" style:font-size-asian="12pt" style:font-size-complex="12pt"/>
    </style:style>
    <style:style style:name="P30" style:family="paragraph" style:parent-style-name="Standard">
      <style:paragraph-properties fo:margin-left="0in" fo:margin-right="1.2791in" fo:text-indent="0in" style:auto-text-indent="fals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in" fo:margin-right="1.2791in" fo:text-align="center" style:justify-single-word="false" fo:text-indent="0in" style:auto-text-indent="false">
        <style:tab-stops>
          <style:tab-stop style:position="0.1252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1.2791in" fo:text-indent="0in" style:auto-text-indent="false"/>
      <style:text-properties fo:font-size="12pt" fo:font-weight="bold" officeooo:paragraph-rsid="001a2eb9" style:font-size-asian="12pt" style:font-weight-asian="bold" style:font-size-complex="12pt"/>
    </style:style>
    <style:style style:name="P33" style:family="paragraph" style:parent-style-name="Standard">
      <style:paragraph-properties fo:margin-left="0in" fo:margin-right="1.2791in" fo:text-indent="0in" style:auto-text-indent="false"/>
      <style:text-properties fo:font-size="12pt" fo:font-weight="bold" officeooo:paragraph-rsid="001d2123" style:font-size-asian="12pt" style:font-weight-asian="bold" style:font-size-complex="12pt"/>
    </style:style>
    <style:style style:name="P34" style:family="paragraph" style:parent-style-name="Standard">
      <style:paragraph-properties fo:margin-left="0in" fo:margin-right="1.2791in" fo:text-indent="0in" style:auto-text-indent="false"/>
      <style:text-properties fo:font-size="12pt" fo:language="en" fo:country="US" fo:font-weight="bold" officeooo:paragraph-rsid="00130554" style:font-size-asian="12pt" style:font-weight-asian="bold" style:font-size-complex="12pt"/>
    </style:style>
    <style:style style:name="P35" style:family="paragraph" style:parent-style-name="Standard">
      <style:paragraph-properties fo:margin-left="0in" fo:margin-right="1.2791in" fo:text-indent="0in" style:auto-text-indent="false"/>
      <style:text-properties fo:font-size="12pt" fo:language="en" fo:country="US" fo:font-weight="bold" officeooo:paragraph-rsid="001d2123" style:font-size-asian="12pt" style:font-weight-asian="bold" style:font-size-complex="12pt"/>
    </style:style>
    <style:style style:name="P36" style:family="paragraph" style:parent-style-name="Standard">
      <style:paragraph-properties fo:margin-left="0in" fo:margin-right="1.2791in" fo:text-indent="0in" style:auto-text-indent="false"/>
      <style:text-properties fo:font-weight="bold" officeooo:paragraph-rsid="0018dec1" style:font-weight-asian="bold" style:font-weight-complex="bold"/>
    </style:style>
    <style:style style:name="P37" style:family="paragraph" style:parent-style-name="Standard">
      <style:paragraph-properties fo:margin-left="0in" fo:margin-right="1.2791in" fo:text-indent="0in" style:auto-text-indent="false"/>
      <style:text-properties officeooo:paragraph-rsid="00130554"/>
    </style:style>
    <style:style style:name="P38" style:family="paragraph" style:parent-style-name="Standard">
      <style:paragraph-properties fo:margin-left="0in" fo:margin-right="1.2791in" fo:text-indent="0in" style:auto-text-indent="false"/>
      <style:text-properties officeooo:paragraph-rsid="0017487d"/>
    </style:style>
    <style:style style:name="P39" style:family="paragraph" style:parent-style-name="Standard">
      <style:paragraph-properties fo:margin-left="0in" fo:margin-right="1.2791in" fo:text-indent="0in" style:auto-text-indent="false"/>
      <style:text-properties officeooo:paragraph-rsid="0017dba2"/>
    </style:style>
    <style:style style:name="P40" style:family="paragraph" style:parent-style-name="Standard">
      <style:paragraph-properties fo:margin-left="0in" fo:margin-right="1.2791in" fo:text-indent="0in" style:auto-text-indent="false"/>
      <style:text-properties officeooo:paragraph-rsid="0018dec1"/>
    </style:style>
    <style:style style:name="P41" style:family="paragraph" style:parent-style-name="Standard">
      <style:paragraph-properties fo:margin-left="0in" fo:margin-right="1.2791in" fo:text-indent="0in" style:auto-text-indent="false"/>
      <style:text-properties officeooo:paragraph-rsid="001a2eb9"/>
    </style:style>
    <style:style style:name="P42" style:family="paragraph" style:parent-style-name="Standard">
      <style:paragraph-properties fo:margin-left="0in" fo:margin-right="1.2791in" fo:text-indent="0in" style:auto-text-indent="false"/>
      <style:text-properties officeooo:paragraph-rsid="001becb2"/>
    </style:style>
    <style:style style:name="P43" style:family="paragraph" style:parent-style-name="Standard">
      <style:paragraph-properties fo:margin-left="0in" fo:margin-right="1.2791in" fo:text-indent="0in" style:auto-text-indent="false"/>
      <style:text-properties officeooo:paragraph-rsid="001d2123"/>
    </style:style>
    <style:style style:name="P44" style:family="paragraph" style:parent-style-name="Standard">
      <style:paragraph-properties fo:margin-left="0in" fo:margin-right="1.2791in" fo:text-indent="0in" style:auto-text-indent="false"/>
      <style:text-properties officeooo:paragraph-rsid="001e781d"/>
    </style:style>
    <style:style style:name="P45" style:family="paragraph" style:parent-style-name="Standard">
      <style:paragraph-properties fo:margin-left="0in" fo:margin-right="1.2791in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officeooo:paragraph-rsid="001becb2"/>
    </style:style>
    <style:style style:name="P46" style:family="paragraph" style:parent-style-name="Standard">
      <style:paragraph-properties fo:margin-left="0in" fo:margin-right="0.9835in" fo:text-indent="0in" style:auto-text-indent="false">
        <style:tab-stops>
          <style:tab-stop style:position="5.7098in"/>
        </style:tab-stops>
      </style:paragraph-properties>
    </style:style>
    <style:style style:name="P47" style:family="paragraph" style:parent-style-name="Standard">
      <style:paragraph-properties fo:margin-left="0in" fo:margin-right="0.9835in" fo:text-indent="0in" style:auto-text-indent="false" style:writing-mode="lr-tb">
        <style:tab-stops>
          <style:tab-stop style:position="5.7098in"/>
        </style:tab-stops>
      </style:paragraph-properties>
      <style:text-properties officeooo:paragraph-rsid="001a2eb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n" fo:country="US" style:font-size-asian="11pt" style:font-size-complex="11pt"/>
    </style:style>
    <style:style style:name="T9" style:family="text">
      <style:text-properties fo:font-size="11pt" fo:language="ru" fo:country="RU" style:font-size-asian="11pt" style:font-size-complex="11pt"/>
    </style:style>
    <style:style style:name="T10" style:family="text">
      <style:text-properties fo:font-size="11pt" fo:language="ru" fo:country="RU" fo:font-weight="bold" style:font-size-asian="11pt" style:font-weight-asian="bold" style:font-size-complex="11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ru" fo:country="RU" fo:font-weight="bold" style:font-weight-asian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font-size-asian="12pt" style:font-size-complex="12pt" style:font-weight-complex="bold"/>
    </style:style>
    <style:style style:name="T17" style:family="text">
      <style:text-properties fo:font-size="12pt" officeooo:rsid="00130554" style:font-size-asian="12pt" style:font-size-complex="12pt" style:font-weight-complex="bold"/>
    </style:style>
    <style:style style:name="T18" style:family="text">
      <style:text-properties fo:font-size="12pt" officeooo:rsid="0017dba2" style:font-size-asian="12pt" style:font-size-complex="12pt"/>
    </style:style>
    <style:style style:name="T19" style:family="text">
      <style:text-properties fo:font-size="12pt" officeooo:rsid="0018dec1" style:font-size-asian="12pt" style:font-size-complex="12pt"/>
    </style:style>
    <style:style style:name="T20" style:family="text">
      <style:text-properties fo:font-size="12pt" officeooo:rsid="001a2eb9" style:font-size-asian="12pt" style:font-size-complex="12pt"/>
    </style:style>
    <style:style style:name="T21" style:family="text">
      <style:text-properties fo:font-size="12pt" officeooo:rsid="001d2123" style:font-size-asian="12pt" style:font-size-complex="12pt"/>
    </style:style>
    <style:style style:name="T22" style:family="text">
      <style:text-properties fo:font-size="12pt" officeooo:rsid="001e781d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fo:font-weight="bold" officeooo:rsid="00130554" style:font-size-asian="12pt" style:font-weight-asian="bold" style:font-size-complex="12pt"/>
    </style:style>
    <style:style style:name="T25" style:family="text">
      <style:text-properties fo:font-size="12pt" fo:font-weight="bold" officeooo:rsid="0017487d" style:font-size-asian="12pt" style:font-weight-asian="bold" style:font-size-complex="12pt"/>
    </style:style>
    <style:style style:name="T26" style:family="text">
      <style:text-properties fo:font-size="12pt" fo:font-weight="bold" officeooo:rsid="0017dba2" style:font-size-asian="12pt" style:font-weight-asian="bold" style:font-size-complex="12pt"/>
    </style:style>
    <style:style style:name="T27" style:family="text">
      <style:text-properties fo:font-size="12pt" fo:font-weight="bold" officeooo:rsid="001becb2" style:font-size-asian="12pt" style:font-weight-asian="bold" style:font-size-complex="12pt"/>
    </style:style>
    <style:style style:name="T28" style:family="text">
      <style:text-properties fo:font-size="12pt" fo:font-weight="bold" officeooo:rsid="001d2123" style:font-size-asian="12pt" style:font-weight-asian="bold" style:font-size-complex="12pt"/>
    </style:style>
    <style:style style:name="T29" style:family="text">
      <style:text-properties fo:font-size="12pt" fo:language="ru" fo:country="RU" style:font-size-asian="12pt" style:font-size-complex="12pt"/>
    </style:style>
    <style:style style:name="T30" style:family="text">
      <style:text-properties fo:font-size="12pt" style:rfc-language-tag="es-ES-u-co-trad" fo:language="es" fo:country="ES" style:font-size-asian="12pt" style:font-size-complex="12pt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font-size="12pt" fo:language="en" fo:country="US" style:font-size-asian="12pt" style:font-size-complex="12pt" style:font-weight-complex="bold"/>
    </style:style>
    <style:style style:name="T33" style:family="text">
      <style:text-properties fo:font-size="12pt" fo:language="en" fo:country="US" fo:font-weight="bold" style:font-size-asian="12pt" style:font-weight-asian="bold" style:font-size-complex="12pt"/>
    </style:style>
    <style:style style:name="T34" style:family="text">
      <style:text-properties fo:font-size="12pt" fo:language="en" fo:country="US" fo:font-weight="bold" officeooo:rsid="0017dba2" style:font-size-asian="12pt" style:font-weight-asian="bold" style:font-size-complex="12pt"/>
    </style:style>
    <style:style style:name="T35" style:family="text">
      <style:text-properties fo:font-size="12pt" fo:language="en" fo:country="US" fo:font-weight="bold" officeooo:rsid="001becb2" style:font-size-asian="12pt" style:font-weight-asian="bold" style:font-size-complex="12pt"/>
    </style:style>
    <style:style style:name="T36" style:family="text">
      <style:text-properties fo:font-size="12pt" fo:language="en" fo:country="US" fo:font-weight="bold" officeooo:rsid="001d2123" style:font-size-asian="12pt" style:font-weight-asian="bold" style:font-size-complex="12pt"/>
    </style:style>
    <style:style style:name="T37" style:family="text">
      <style:text-properties style:text-position="super 58%" fo:font-size="12pt" style:font-size-asian="12pt" style:font-size-complex="12pt"/>
    </style:style>
    <style:style style:name="T38" style:family="text">
      <style:text-properties style:text-position="super 58%" fo:font-size="12pt" fo:language="en" fo:country="US" style:font-size-asian="12pt" style:font-size-complex="12pt" style:font-weight-complex="bold"/>
    </style:style>
    <style:style style:name="T39" style:family="text">
      <style:text-properties officeooo:rsid="00130554"/>
    </style:style>
    <style:style style:name="T40" style:family="text">
      <style:text-properties style:use-window-font-color="true" style:font-name="Times New Roman" fo:font-size="12pt" fo:language="ru" fo:country="RU" officeooo:rsid="00130554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41" style:family="text">
      <style:text-properties style:use-window-font-color="true" style:font-name="Times New Roman" fo:font-size="12pt" fo:language="ru" fo:country="RU" officeooo:rsid="00130554" style:font-name-asian="Times New Roman" style:font-size-asian="12pt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Times New Roman" fo:font-size="12pt" fo:language="ru" fo:country="RU" officeooo:rsid="0017dba2" style:font-name-asian="Times New Roman" style:font-size-asian="12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Times New Roman" fo:font-size="12pt" fo:language="ru" fo:country="RU" officeooo:rsid="001becb2" style:font-name-asian="Times New Roman" style:font-size-asian="12pt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Times New Roman" fo:font-size="12pt" fo:language="ru" fo:country="RU" officeooo:rsid="001d2123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Times New Roman" fo:font-size="12pt" fo:language="ru" fo:country="RU" fo:font-weight="bold" officeooo:rsid="0013055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Times New Roman" fo:font-size="12pt" fo:language="ru" fo:country="RU" fo:font-weight="bold" officeooo:rsid="0017dba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Times New Roman" fo:font-size="12pt" fo:language="ru" fo:country="RU" fo:font-weight="bold" officeooo:rsid="0018dec1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Times New Roman" fo:font-size="12pt" fo:language="ru" fo:country="RU" fo:font-weight="bold" officeooo:rsid="001d2123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9" style:family="text">
      <style:text-properties style:use-window-font-color="true" style:font-name="Times New Roman" fo:font-size="12pt" fo:language="en" fo:country="US" officeooo:rsid="001a2eb9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style:use-window-font-color="true" style:font-name="Times New Roman" fo:language="ru" fo:country="RU" officeooo:rsid="00130554" style:font-name-asian="Times New Roman" style:font-name-complex="Times New Roman" style:language-complex="ar" style:country-complex="SA"/>
    </style:style>
    <style:style style:name="T51" style:family="text">
      <style:text-properties style:use-window-font-color="true" style:font-name="Times New Roman" fo:language="ru" fo:country="RU" fo:font-weight="bold" officeooo:rsid="00130554" style:font-name-asian="Times New Roman" style:font-weight-asian="bold" style:font-name-complex="Times New Roman" style:language-complex="ar" style:country-complex="SA"/>
    </style:style>
    <style:style style:name="T52" style:family="text">
      <style:text-properties style:use-window-font-color="true" style:font-name="Times New Roman" fo:language="ru" fo:country="RU" fo:font-weight="bold" officeooo:rsid="001d2123" style:font-name-asian="Times New Roman" style:font-weight-asian="bold" style:font-name-complex="Times New Roman" style:language-complex="ar" style:country-complex="SA"/>
    </style:style>
    <style:style style:name="T53" style:family="text">
      <style:text-properties style:use-window-font-color="true" style:font-name="Times New Roman" fo:language="ru" fo:country="RU" fo:font-weight="normal" officeooo:rsid="001d2123" style:font-name-asian="Times New Roman" style:font-weight-asian="normal" style:font-name-complex="Times New Roman" style:language-complex="ar" style:country-complex="SA" style:font-weight-complex="normal"/>
    </style:style>
    <style:style style:name="T54" style:family="text">
      <style:text-properties style:use-window-font-color="true" style:font-name="Times New Roman" fo:language="ru" fo:country="RU" fo:font-weight="normal" officeooo:rsid="00130554" style:font-name-asian="Times New Roman" style:font-weight-asian="normal" style:font-name-complex="Times New Roman" style:language-complex="ar" style:country-complex="SA" style:font-weight-complex="normal"/>
    </style:style>
    <style:style style:name="T55" style:family="text">
      <style:text-properties officeooo:rsid="0017dba2"/>
    </style:style>
    <style:style style:name="T56" style:family="text">
      <style:text-properties officeooo:rsid="0018dec1"/>
    </style:style>
    <style:style style:name="T57" style:family="text">
      <style:text-properties officeooo:rsid="001becb2"/>
    </style:style>
    <style:style style:name="T58" style:family="text">
      <style:text-properties officeooo:rsid="001d2123"/>
    </style:style>
    <style:style style:name="T59" style:family="text">
      <style:text-properties officeooo:rsid="001e781d"/>
    </style:style>
    <style:style style:name="T60" style:family="text">
      <style:text-properties officeooo:rsid="001f7738"/>
    </style:style>
    <style:style style:name="T61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6"><text:span text:style-name="T6">Задание 1</text:span></text:p>
      <text:p text:style-name="P12">Дано:</text:p>
      <text:p text:style-name="P13">1. 8 х 32 = 256 бит ключа (см. таблицу №1).</text:p>
      <text:p text:style-name="P17">2. 8 х (16х4) = 512 бит узла замены (см.таблицу №2).</text:p>
      <text:p text:style-name="P13">3. Схема алгоритма (слайд).</text:p>
      <text:p text:style-name="P15"><text:span text:style-name="T7">4. Сообщение длиной 64 бита: в виде Г</text:span><text:span text:style-name="T8">N</text:span><text:span text:style-name="T7">Г</text:span><text:span text:style-name="T8">N</text:span><text:span text:style-name="T7"> <text:s/>Г</text:span><text:span text:style-name="T8">N</text:span><text:span text:style-name="T7">Г</text:span><text:span text:style-name="T8">N</text:span><text:span text:style-name="T7">, </text:span></text:p>
      <text:p text:style-name="P15"><text:span text:style-name="T7">где Г- две цифры номера группы, </text:span><text:span text:style-name="T8">N</text:span><text:span text:style-name="T7"> - Ваш номер по журналу (две цифры); </text:span></text:p>
      <text:p text:style-name="P19"><text:span text:style-name="T4">Выполнить</text:span><text:span text:style-name="T7">:</text:span></text:p>
      <text:list xml:id="list1139272852" text:style-name="WW8Num1">
        <text:list-item>
          <text:p text:style-name="P20"><text:span text:style-name="T7">Операции криптографических преобразования <text:s/>для двух раундов алгоритма шифрования согласно ГОСТ 28147-89. </text:span></text:p>
        </text:list-item>
        <text:list-item>
          <text:p text:style-name="P21"><text:span text:style-name="T7">Представить результаты промежуточных вычислений и результат шифрования после второго раунда в двоичной и шестнадцатиричной формах.</text:span></text:p>
        </text:list-item>
      </text:list>
      <text:p text:style-name="P14"><text:span text:style-name="T5">Указания:</text:span></text:p>
      <text:p text:style-name="P16">- указать номер варианта и фамилию;</text:p>
      <text:p text:style-name="P14"><text:span text:style-name="T7">- сообщение, ключ, перестановки, представленные одно или двухразрядными десятичными числами записать <text:s/>4-х разрядными двоичными числами;</text:span></text:p>
      <text:p text:style-name="P14"><text:span text:style-name="T7">- первые 32 бита сообщения <text:s/>записать в регистр </text:span><text:span text:style-name="T8">N</text:span><text:span text:style-name="T7">1, вторые в </text:span><text:span text:style-name="T8">N</text:span><text:span text:style-name="T7">2, запись осуществлять справа налево.</text:span></text:p>
      <text:p text:style-name="P16"/>
      <text:p text:style-name="P1">Таблица 1.</text:p>
      <table:table table:name="Table1" table:style-name="Table1">
        <table:table-column table:style-name="Table1.A" table:number-columns-repeated="4"/>
        <table:table-column table:style-name="Table1.E"/>
        <table:table-column table:style-name="Table1.A" table:number-columns-repeated="3"/>
        <table:table-column table:style-name="Table1.I"/>
        <table:table-row table:style-name="Table1.1">
          <table:table-cell table:style-name="Table1.A1" office:value-type="string">
            <text:p text:style-name="P22">Ко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11</text:p>
          </table:table-cell>
          <table:table-cell table:style-name="Table1.I1" office:value-type="string">
            <text:p text:style-name="P23">10</text:p>
          </table:table-cell>
        </table:table-row>
        <table:table-row table:style-name="Table1.1">
          <table:table-cell table:style-name="Table1.A1" office:value-type="string">
            <text:p text:style-name="P22">К1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5</text:p>
          </table:table-cell>
          <table:table-cell table:style-name="Table1.I1" office:value-type="string">
            <text:p text:style-name="P23">4</text:p>
          </table:table-cell>
        </table:table-row>
        <table:table-row table:style-name="Table1.1">
          <table:table-cell table:style-name="Table1.A1" office:value-type="string">
            <text:p text:style-name="P22">К2</text:p>
          </table:table-cell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12</text:p>
          </table:table-cell>
          <table:table-cell table:style-name="Table1.I1" office:value-type="string">
            <text:p text:style-name="P23">3</text:p>
          </table:table-cell>
        </table:table-row>
        <table:table-row table:style-name="Table1.1">
          <table:table-cell table:style-name="Table1.A1" office:value-type="string">
            <text:p text:style-name="P22">К3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7</text:p>
          </table:table-cell>
          <table:table-cell table:style-name="Table1.I1" office:value-type="string">
            <text:p text:style-name="P23">5</text:p>
          </table:table-cell>
        </table:table-row>
        <table:table-row table:style-name="Table1.1">
          <table:table-cell table:style-name="Table1.A1" office:value-type="string">
            <text:p text:style-name="P22">К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4</text:p>
          </table:table-cell>
          <table:table-cell table:style-name="Table1.I1" office:value-type="string">
            <text:p text:style-name="P23">1</text:p>
          </table:table-cell>
        </table:table-row>
        <table:table-row table:style-name="Table1.1">
          <table:table-cell table:style-name="Table1.A1" office:value-type="string">
            <text:p text:style-name="P22">К5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3</text:p>
          </table:table-cell>
          <table:table-cell table:style-name="Table1.I1" office:value-type="string">
            <text:p text:style-name="P23">14</text:p>
          </table:table-cell>
        </table:table-row>
        <table:table-row table:style-name="Table1.1">
          <table:table-cell table:style-name="Table1.A1" office:value-type="string">
            <text:p text:style-name="P22">К6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9</text:p>
          </table:table-cell>
          <table:table-cell table:style-name="Table1.I1" office:value-type="string">
            <text:p text:style-name="P23">8</text:p>
          </table:table-cell>
        </table:table-row>
        <table:table-row table:style-name="Table1.1">
          <table:table-cell table:style-name="Table1.A1" office:value-type="string">
            <text:p text:style-name="P22">К7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2</text:p>
          </table:table-cell>
          <table:table-cell table:style-name="Table1.I1" office:value-type="string">
            <text:p text:style-name="P23">1</text:p>
          </table:table-cell>
        </table:table-row>
      </table:table>
      <text:p text:style-name="P18"/>
      <text:p text:style-name="P2">Таблица 2.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row table:style-name="Table2.1">
          <table:table-cell table:style-name="Table2.A1" office:value-type="string">
            <text:p text:style-name="P6"><text:span text:style-name="T4">Адрес</text:span></text:p>
          </table:table-cell>
          <table:table-cell table:style-name="Table2.A1" office:value-type="string">
            <text:p text:style-name="P9">S1</text:p>
          </table:table-cell>
          <table:table-cell table:style-name="Table2.A1" office:value-type="string">
            <text:p text:style-name="P9">S2</text:p>
          </table:table-cell>
          <table:table-cell table:style-name="Table2.A1" office:value-type="string">
            <text:p text:style-name="P9">S3</text:p>
          </table:table-cell>
          <table:table-cell table:style-name="Table2.A1" office:value-type="string">
            <text:p text:style-name="P9">S4</text:p>
          </table:table-cell>
          <table:table-cell table:style-name="Table2.A1" office:value-type="string">
            <text:p text:style-name="P9">S5</text:p>
          </table:table-cell>
          <table:table-cell table:style-name="Table2.A1" office:value-type="string">
            <text:p text:style-name="P9">S6</text:p>
          </table:table-cell>
          <table:table-cell table:style-name="Table2.A1" office:value-type="string">
            <text:p text:style-name="P9">S7</text:p>
          </table:table-cell>
          <table:table-cell table:style-name="Table2.I1" office:value-type="string">
            <text:p text:style-name="P9">S8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10</text:p>
          </table:table-cell>
          <table:table-cell table:style-name="Table2.I1" office:value-type="string">
            <text:p text:style-name="P7">7</text:p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5</text:p>
          </table:table-cell>
          <table:table-cell table:style-name="Table2.I1" office:value-type="string">
            <text:p text:style-name="P7">0</text:p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0</text:p>
          </table:table-cell>
          <table:table-cell table:style-name="Table2.I1" office:value-type="string">
            <text:p text:style-name="P7">9</text:p>
          </table:table-cell>
        </table:table-row>
        <table:table-row table:style-name="Table2.1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12</text:p>
          </table:table-cell>
          <table:table-cell table:style-name="Table2.I1" office:value-type="string">
            <text:p text:style-name="P7">5</text:p>
          </table:table-cell>
        </table:table-row>
        <table:table-row table:style-name="Table2.1"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13</text:p>
          </table:table-cell>
          <table:table-cell table:style-name="Table2.I1" office:value-type="string">
            <text:p text:style-name="P7">12</text:p>
          </table:table-cell>
        </table:table-row>
        <table:table-row table:style-name="Table2.1"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2</text:p>
          </table:table-cell>
          <table:table-cell table:style-name="Table2.I1" office:value-type="string">
            <text:p text:style-name="P7">6</text:p>
          </table:table-cell>
        </table:table-row>
        <table:table-row table:style-name="Table2.1"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7</text:p>
          </table:table-cell>
          <table:table-cell table:style-name="Table2.I1" office:value-type="string">
            <text:p text:style-name="P7">10</text:p>
          </table:table-cell>
        </table:table-row>
        <table:table-row table:style-name="Table2.1"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9</text:p>
          </table:table-cell>
          <table:table-cell table:style-name="Table2.I1" office:value-type="string">
            <text:p text:style-name="P7">3</text:p>
          </table:table-cell>
        </table:table-row>
        <table:table-row table:style-name="Table2.1"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7">4</text:p>
          </table:table-cell>
          <table:table-cell table:style-name="Table2.I1" office:value-type="string">
            <text:p text:style-name="P7">8</text:p>
          </table:table-cell>
        </table:table-row>
        <table:table-row table:style-name="Table2.1"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3</text:p>
          </table:table-cell>
          <table:table-cell table:style-name="Table2.I1" office:value-type="string">
            <text:p text:style-name="P7">11</text:p>
          </table:table-cell>
        </table:table-row>
        <table:table-row table:style-name="Table2.1"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11</text:p>
          </table:table-cell>
          <table:table-cell table:style-name="Table2.I1" office:value-type="string">
            <text:p text:style-name="P7">15</text:p>
          </table:table-cell>
        </table:table-row>
        <table:table-row table:style-name="Table2.1"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6</text:p>
          </table:table-cell>
          <table:table-cell table:style-name="Table2.I1" office:value-type="string">
            <text:p text:style-name="P7">2</text:p>
          </table:table-cell>
        </table:table-row>
        <table:table-row table:style-name="Table2.1">
          <table:table-cell table:style-name="Table2.A1" office:value-type="string">
            <text:p text:style-name="P8">12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15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14</text:p>
          </table:table-cell>
          <table:table-cell table:style-name="Table2.I1" office:value-type="string">
            <text:p text:style-name="P7">1</text:p>
          </table:table-cell>
        </table:table-row>
        <table:table-row table:style-name="Table2.1"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7">8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14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7">8</text:p>
          </table:table-cell>
          <table:table-cell table:style-name="Table2.I1" office:value-type="string">
            <text:p text:style-name="P7">13</text:p>
          </table:table-cell>
        </table:table-row>
        <table:table-row table:style-name="Table2.1"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I1" office:value-type="string">
            <text:p text:style-name="P7">4</text:p>
          </table:table-cell>
        </table:table-row>
        <table:table-row table:style-name="Table2.1">
          <table:table-cell table:style-name="Table2.A1" office:value-type="string">
            <text:p text:style-name="P8">15</text:p>
          </table:table-cell>
          <table:table-cell table:style-name="Table2.A1" office:value-type="string">
            <text:p text:style-name="P7">13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12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7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5</text:p>
          </table:table-cell>
          <table:table-cell table:style-name="Table2.I1" office:value-type="string">
            <text:p text:style-name="P7">14</text:p>
          </table:table-cell>
        </table:table-row>
      </table:table>
      <text:p text:style-name="P10"><text:span text:style-name="T7"/></text:p>
      <text:p text:style-name="P24"><text:span text:style-name="T7"/></text:p>
      <text:p text:style-name="P25">Исходное сообщение</text:p>
      <text:p text:style-name="P37"><text:span text:style-name="T16"><text:tab/></text:span><text:span text:style-name="T40">8.3.0.4</text:span><text:span text:style-name="T16">.</text:span><text:span text:style-name="T17">8.3.0.4.</text:span><text:span text:style-name="T16"> <text:s text:c="2"/></text:span><text:span text:style-name="T40">8.3.0.4</text:span><text:span text:style-name="T16">.</text:span><text:span text:style-name="T17">8.3.0.4.</text:span></text:p>
      <text:p text:style-name="P31"/>
      <text:p text:style-name="P3"><text:span text:style-name="T29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text:s text:c="12"/></text:span><text:span text:style-name="T30">N</text:span><text:span text:style-name="T29">2 <text:s/></text:span></text:p>
      <text:p text:style-name="P37"><text:span text:style-name="T23"><text:s text:c="12"/></text:span><text:span text:style-name="T45">4</text:span><text:span text:style-name="T23"> <text:s text:c="7"/></text:span><text:span text:style-name="T24">0</text:span><text:span text:style-name="T23"> <text:s text:c="7"/></text:span><text:span text:style-name="T24">3</text:span><text:span text:style-name="T23"> <text:s text:c="7"/></text:span><text:span text:style-name="T24">8</text:span><text:span text:style-name="T23"> <text:s text:c="6"/></text:span><text:span text:style-name="T45">4</text:span><text:span text:style-name="T23"> <text:s text:c="7"/></text:span><text:span text:style-name="T24">0</text:span><text:span text:style-name="T23"> <text:s text:c="7"/></text:span><text:span text:style-name="T24">3</text:span><text:span text:style-name="T23"> <text:s text:c="7"/></text:span><text:span text:style-name="T24">8</text:span><text:span text:style-name="T23"> <text:s/></text:span></text:p>
      <text:p text:style-name="P37"><text:span text:style-name="T29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text:s text:c="2"/></text:span><text:span text:style-name="T31"><text:s text:c="10"/>N1</text:span></text:p>
      <text:p text:style-name="P34"><text:s text:c="12"/><text:span text:style-name="T50">4</text:span> <text:s text:c="7"/><text:span text:style-name="T39">0</text:span> <text:s text:c="7"/><text:span text:style-name="T39">3</text:span> <text:s text:c="7"/><text:span text:style-name="T39">8</text:span> <text:s text:c="6"/><text:span text:style-name="T50">4</text:span> <text:s text:c="7"/><text:span text:style-name="T39">0</text:span> <text:s text:c="7"/><text:span text:style-name="T39">3</text:span> <text:s text:c="7"/><text:span text:style-name="T39">8</text:span> <text:s text:c="2"/></text:p>
      <text:p text:style-name="P26"><text:span text:style-name="T33"><text:s text:c="3"/></text:span><text:span text:style-name="T32">[ + ] mod 2</text:span><text:span text:style-name="T38">32</text:span></text:p>
      <text:p text:style-name="P26"><text:span text:style-name="T31"><text:s text:c="9"/>0111 <text:s/>1111 <text:s/>0001 <text:s/>0101 <text:s/>0100 <text:s/>1100 <text:s/>1011 <text:s/>1010 <text:s text:c="14"/></text:span><text:span text:style-name="T15">Ко</text:span></text:p>
      <text:p text:style-name="P26"><text:span text:style-name="T33"><text:s text:c="11"/>7 <text:s text:c="4"/>15(F) <text:s text:c="2"/>1 <text:s text:c="7"/>5 <text:s text:c="7"/>4 <text:s text:c="4"/>12(C) 11(B) 10(A) <text:s text:c="13"/></text:span></text:p>
      <text:p text:style-name="P26"><text:span text:style-name="T33"><text:s text:c="9"/></text:span><text:span text:style-name="T23">--------------------------------------------------------- <text:s text:c="48"/></text:span></text:p>
      <text:p text:style-name="P26"><text:span text:style-name="T15"><text:s text:c="9"/>0011 <text:s/>1111 <text:s/>0100 <text:s/>1101 <text:s/>1000 <text:s/>1100 <text:s/>1111 <text:s/>0010 <text:s text:c="3"/>на вых. СМ </text:span><text:span text:style-name="T31">mod</text:span><text:span text:style-name="T15">2</text:span><text:span text:style-name="T37">32</text:span></text:p>
      <text:p text:style-name="P39"><text:span text:style-name="T23"><text:s text:c="12"/></text:span><text:span text:style-name="T26">3</text:span><text:span text:style-name="T23"> <text:s text:c="4"/>1</text:span><text:span text:style-name="T26">5</text:span><text:span text:style-name="T23">(</text:span><text:span text:style-name="T34">F</text:span><text:span text:style-name="T23">) <text:s text:c="2"/></text:span><text:span text:style-name="T46">4</text:span><text:span text:style-name="T23"> <text:s text:c="4"/></text:span><text:span text:style-name="T46">1</text:span><text:span text:style-name="T47">3</text:span><text:span text:style-name="T46">(D)</text:span><text:span text:style-name="T23"> <text:s text:c="3"/>8 <text:s text:c="4"/></text:span><text:span text:style-name="T26">12(C)</text:span><text:span text:style-name="T23"> </text:span><text:span text:style-name="T25">15(F)</text:span><text:span text:style-name="T23"> <text:s text:c="2"/></text:span><text:span text:style-name="T25">2</text:span></text:p>
      <text:p text:style-name="P30"><text:s text:c="12"/></text:p>
      <text:p text:style-name="P39"><text:span text:style-name="T15"><text:s text:c="9"/></text:span><text:span text:style-name="T18">0101</text:span><text:span text:style-name="T15"> <text:s/></text:span><text:span text:style-name="T42">0100</text:span><text:span text:style-name="T15"> <text:s/>0100 <text:s/></text:span><text:span text:style-name="T42">0001</text:span><text:span text:style-name="T15"> <text:s/>1010 <text:s/></text:span><text:span text:style-name="T42">1110</text:span><text:span text:style-name="T15"> <text:s/>1111 <text:s/></text:span><text:span text:style-name="T42">1001</text:span><text:span text:style-name="T15"> <text:s text:c="7"/>из узла замены </text:span></text:p>
      <text:p text:style-name="P39"><text:span text:style-name="T15"><text:s text:c="8"/></text:span><text:span text:style-name="T23"><text:s text:c="2"/></text:span><text:span text:style-name="T46">5</text:span><text:span text:style-name="T23"> <text:s text:c="7"/></text:span><text:span text:style-name="T46">4</text:span><text:span text:style-name="T23"> <text:s text:c="8"/></text:span><text:span text:style-name="T26">4</text:span><text:span text:style-name="T23"> <text:s text:c="8"/></text:span><text:span text:style-name="T26">1</text:span><text:span text:style-name="T23"> <text:s text:c="6"/>10 <text:s text:c="3"/></text:span><text:span text:style-name="T26">1</text:span><text:span text:style-name="T23">4</text:span><text:span text:style-name="T26">(E)</text:span><text:span text:style-name="T23"> </text:span><text:span text:style-name="T25">15(F)</text:span><text:span text:style-name="T23"> <text:s text:c="3"/></text:span><text:span text:style-name="T26">9</text:span><text:span text:style-name="T15"> <text:s text:c="12"/></text:span></text:p>
      <text:p text:style-name="P27"/>
      <text:p text:style-name="P43"><text:span text:style-name="T15"><text:s text:c="9"/>0</text:span><text:span text:style-name="T42">000 <text:s/>1</text:span><text:span text:style-name="T15">101 <text:s/>0</text:span><text:span text:style-name="T42">111 <text:s/>0</text:span><text:span text:style-name="T15">111 <text:s/>1</text:span><text:span text:style-name="T42">100 <text:s/>1010 <text:s/>1010 <text:s/>0010</text:span><text:span text:style-name="T15"> <text:s text:c="6"/>на вых.рег. сдвига </text:span></text:p>
      <text:p text:style-name="P27"><text:s text:c="92"/>на 11 разрядов</text:p>
      <text:p text:style-name="P26"><text:span text:style-name="T15"><text:s/>( + ) </text:span><text:span text:style-name="T31">mod</text:span><text:span text:style-name="T15">2</text:span></text:p>
      <text:p text:style-name="P45"><text:span text:style-name="T15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/text:span><text:span text:style-name="T15"><text:s text:c="17"/></text:span><text:span text:style-name="T31">N</text:span><text:span text:style-name="T15">2</text:span></text:p>
      <text:p text:style-name="P27"><text:s text:c="8"/></text:p>
      <text:p text:style-name="P46"><text:span text:style-name="T15"><text:s text:c="9"/></text:span><text:span text:style-name="T21">0</text:span><text:span text:style-name="T15">100 <text:s/>1101 <text:s/>0100 <text:s/>1111 <text:s/>1000 <text:s/>1010 <text:s/>1001 <text:s/>1010 <text:s text:c="4"/>на вых. СМ </text:span><text:span text:style-name="T31">mod</text:span><text:span text:style-name="T15">2 <text:s/>и в </text:span><text:span text:style-name="T31">N</text:span><text:span text:style-name="T15">1</text:span></text:p>
      <text:p text:style-name="P33"><text:s text:c="11"/><text:span text:style-name="T57">4</text:span> <text:s text:c="5"/><text:span text:style-name="T57">13(D)</text:span> <text:s text:c="2"/><text:span text:style-name="T58">4</text:span> <text:s text:c="4"/><text:span text:style-name="T57">1</text:span><text:span text:style-name="T58">5</text:span><text:span text:style-name="T57">(</text:span><text:span text:style-name="T58">F</text:span><text:span text:style-name="T57">)</text:span> <text:s text:c="3"/><text:span text:style-name="T58">8</text:span> <text:s text:c="4"/><text:span text:style-name="T57">1</text:span><text:span text:style-name="T58">0</text:span><text:span text:style-name="T57">(</text:span><text:span text:style-name="T58">A</text:span><text:span text:style-name="T57">)</text:span> <text:s text:c="2"/><text:span text:style-name="T58">9</text:span> <text:s text:c="4"/><text:span text:style-name="T57">1</text:span><text:span text:style-name="T58">0</text:span><text:span text:style-name="T57">(</text:span><text:span text:style-name="T58">A</text:span><text:span text:style-name="T57">)</text:span> <text:s/></text:p>
      <text:p text:style-name="P38"><text:span text:style-name="T15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text:s/></text:span><text:span text:style-name="T15"><text:s text:c="15"/></text:span><text:span text:style-name="T31">N</text:span><text:span text:style-name="T15">2</text:span></text:p>
      <text:p text:style-name="P30"/>
      <text:p text:style-name="P26"><text:span text:style-name="T23"><text:s text:c="42"/>2-й <text:s/>раунд аналогично </text:span></text:p>
      <text:p text:style-name="P4"><text:span text:style-name="T29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text:s text:c="12"/></text:span><text:span text:style-name="T30">N</text:span><text:span text:style-name="T29">2 <text:s/></text:span></text:p>
      <text:p text:style-name="P40"><text:span text:style-name="T23"><text:s text:c="12"/></text:span><text:span text:style-name="T45">4</text:span><text:span text:style-name="T23"> <text:s text:c="7"/></text:span><text:span text:style-name="T24">0</text:span><text:span text:style-name="T23"> <text:s text:c="7"/></text:span><text:span text:style-name="T24">3</text:span><text:span text:style-name="T23"> <text:s text:c="7"/></text:span><text:span text:style-name="T24">8</text:span><text:span text:style-name="T23"> <text:s text:c="6"/></text:span><text:span text:style-name="T45">4</text:span><text:span text:style-name="T23"> <text:s text:c="7"/></text:span><text:span text:style-name="T24">0</text:span><text:span text:style-name="T23"> <text:s text:c="7"/></text:span><text:span text:style-name="T24">3</text:span><text:span text:style-name="T23"> <text:s text:c="7"/></text:span><text:span text:style-name="T24">8</text:span><text:span text:style-name="T23"> <text:s/></text:span></text:p>
      <text:p text:style-name="P43"><text:span text:style-name="T41"><text:s text:c="9"/></text:span><text:span text:style-name="T44">0</text:span><text:span text:style-name="T41">100 <text:s/>1101 <text:s/>0100 <text:s/>1111 <text:s/>1000 <text:s/>1010 <text:s/>1001 <text:s/>1010 <text:s/></text:span><text:span text:style-name="T29"><text:s/></text:span><text:span text:style-name="T31"><text:s text:c="10"/>N1</text:span></text:p>
      <text:p text:style-name="P35"><text:s text:c="11"/><text:span text:style-name="T57">4</text:span> <text:s text:c="5"/><text:span text:style-name="T57">13(D)</text:span> <text:s text:c="2"/><text:span text:style-name="T58">4</text:span> <text:s text:c="4"/><text:span text:style-name="T57">1</text:span><text:span text:style-name="T58">5</text:span><text:span text:style-name="T57">(</text:span><text:span text:style-name="T58">F</text:span><text:span text:style-name="T57">)</text:span> <text:s text:c="3"/><text:span text:style-name="T58">8</text:span> <text:s text:c="4"/><text:span text:style-name="T57">1</text:span><text:span text:style-name="T58">0</text:span><text:span text:style-name="T57">(</text:span><text:span text:style-name="T58">A</text:span><text:span text:style-name="T57">)</text:span> <text:s text:c="2"/><text:span text:style-name="T58">9</text:span> <text:s text:c="4"/><text:span text:style-name="T57">1</text:span><text:span text:style-name="T58">0</text:span><text:span text:style-name="T57">(</text:span><text:span text:style-name="T58">A</text:span><text:span text:style-name="T57">)</text:span></text:p>
      <text:p text:style-name="P40"><text:span text:style-name="T33"><text:s text:c="3"/></text:span><text:span text:style-name="T32">[ + ] mod 2</text:span><text:span text:style-name="T38">32</text:span></text:p>
      <text:p text:style-name="P40"><text:span text:style-name="T31"><text:s text:c="9"/></text:span><text:span text:style-name="T49">0011</text:span><text:span text:style-name="T31"> <text:s/></text:span><text:span text:style-name="T49">1110</text:span><text:span text:style-name="T31"> <text:s/></text:span><text:span text:style-name="T49">0101</text:span><text:span text:style-name="T31"> <text:s/></text:span><text:span text:style-name="T49">0000</text:span><text:span text:style-name="T31"> <text:s/></text:span><text:span text:style-name="T49">1001</text:span><text:span text:style-name="T31"> <text:s/></text:span><text:span text:style-name="T49">0111</text:span><text:span text:style-name="T31"> <text:s/></text:span><text:span text:style-name="T49">0101</text:span><text:span text:style-name="T31"> <text:s/></text:span><text:span text:style-name="T49">0100</text:span><text:span text:style-name="T31"> <text:s text:c="14"/></text:span><text:span text:style-name="T15">К</text:span><text:span text:style-name="T20">1</text:span></text:p>
      <text:p text:style-name="P36"><text:span text:style-name="T15"><text:s text:c="11"/>3 <text:s text:c="4"/>14</text:span><text:span text:style-name="T20">(E) <text:s/></text:span><text:span text:style-name="T15"><text:s/>5 <text:s text:c="7"/>0 <text:s text:c="7"/>9 <text:s text:c="7"/>7 <text:s text:c="7"/>5 <text:s text:c="6"/>4</text:span></text:p>
      <text:p text:style-name="P41"><text:span text:style-name="T33"><text:s text:c="9"/></text:span><text:span text:style-name="T23">--------------------------------------------------------- <text:s text:c="48"/></text:span></text:p>
      <text:p text:style-name="P41"><text:span text:style-name="T15"><text:s text:c="9"/>0000 <text:s/>1011 <text:s/>1010 <text:s/>0000 <text:s/>0010 <text:s/>0001 <text:s/>1110 <text:s/>1110 <text:s text:c="5"/>на вых. СМ </text:span><text:span text:style-name="T31">mod</text:span><text:span text:style-name="T15">2</text:span><text:span text:style-name="T37">32</text:span></text:p>
      <text:p text:style-name="P43"><text:span text:style-name="T23"><text:s text:c="12"/></text:span><text:span text:style-name="T28">0</text:span><text:span text:style-name="T23"> <text:s text:c="4"/>1</text:span><text:span text:style-name="T28">1</text:span><text:span text:style-name="T23">(</text:span><text:span text:style-name="T36">B</text:span><text:span text:style-name="T23">) </text:span><text:span text:style-name="T27">1</text:span><text:span text:style-name="T28">0</text:span><text:span text:style-name="T27">(</text:span><text:span text:style-name="T28">A</text:span><text:span text:style-name="T27">) <text:s text:c="2"/></text:span><text:span text:style-name="T48">0</text:span><text:span text:style-name="T23"> <text:s text:c="7"/></text:span><text:span text:style-name="T27">2</text:span><text:span text:style-name="T23"> <text:s text:c="4"/></text:span><text:span text:style-name="T26"><text:s text:c="2"/></text:span><text:span text:style-name="T28">1</text:span><text:span text:style-name="T23"> <text:s text:c="5"/></text:span><text:span text:style-name="T28">14(E)14(E)</text:span></text:p>
      <text:p text:style-name="P32"><text:s text:c="12"/></text:p>
      <text:p text:style-name="P41"><text:span text:style-name="T15"><text:s text:c="9"/></text:span><text:span text:style-name="T44">0111</text:span><text:span text:style-name="T15"> <text:s/></text:span><text:span text:style-name="T44">1111</text:span><text:span text:style-name="T15"> <text:s/></text:span><text:span text:style-name="T44">0010</text:span><text:span text:style-name="T15"> <text:s/></text:span><text:span text:style-name="T44">1001</text:span><text:span text:style-name="T15"> <text:s/></text:span><text:span text:style-name="T43">1100</text:span><text:span text:style-name="T15"> <text:s/></text:span><text:span text:style-name="T44">0010</text:span><text:span text:style-name="T15"> <text:s/></text:span><text:span text:style-name="T44">0001</text:span><text:span text:style-name="T15"> <text:s/></text:span><text:span text:style-name="T21">0100</text:span><text:span text:style-name="T15"> <text:s text:c="6"/>из узла замены </text:span></text:p>
      <text:p text:style-name="P42"><text:span text:style-name="T15"><text:s text:c="8"/></text:span><text:span text:style-name="T23"><text:s text:c="4"/></text:span><text:span text:style-name="T28">7</text:span><text:span text:style-name="T23"> <text:s text:c="4"/></text:span><text:span text:style-name="T27">15(F) <text:s text:c="2"/></text:span><text:span text:style-name="T35">2</text:span><text:span text:style-name="T23"> <text:s text:c="7"/></text:span><text:span text:style-name="T28">9</text:span><text:span text:style-name="T23"> <text:s text:c="4"/></text:span><text:span text:style-name="T28">12(C) </text:span><text:span text:style-name="T27"><text:s/></text:span><text:span text:style-name="T23"><text:s/></text:span><text:span text:style-name="T28">2</text:span><text:span text:style-name="T23"> <text:s text:c="7"/></text:span><text:span text:style-name="T28">1 <text:s text:c="7"/>4</text:span></text:p>
      <text:p text:style-name="P28"><text:s text:c="2"/></text:p>
      <text:p text:style-name="P44"><text:span text:style-name="T44"><text:s text:c="9"/>0100 <text:s/>1</text:span><text:span text:style-name="T43">110 <text:s/>0</text:span><text:span text:style-name="T44">001 <text:s/>0000 <text:s/>1</text:span><text:span text:style-name="T21">010 <text:s/>0</text:span><text:span text:style-name="T44">011 <text:s/>1111 <text:s/>1001</text:span><text:span text:style-name="T15"> <text:s text:c="7"/>на вых.рег. сдвига </text:span></text:p>
      <text:p text:style-name="P28"><text:s text:c="92"/>на 11 разрядов</text:p>
      <text:p text:style-name="P41"><text:span text:style-name="T15"><text:s/>( + ) </text:span><text:span text:style-name="T31">mod</text:span><text:span text:style-name="T15">2</text:span></text:p>
      <text:p text:style-name="P45"><text:span text:style-name="T15"><text:s text:c="9"/></text:span><text:span text:style-name="T41">0100 <text:s/>0000 <text:s/>0011 <text:s/>1000</text:span><text:span text:style-name="T29"> <text:s/></text:span><text:span text:style-name="T41">0100</text:span><text:span text:style-name="T29"> <text:s/></text:span><text:span text:style-name="T41">0000</text:span><text:span text:style-name="T29"> <text:s/></text:span><text:span text:style-name="T41">0011 <text:s/>1000</text:span><text:span text:style-name="T29"> </text:span><text:span text:style-name="T15"><text:s text:c="17"/></text:span><text:span text:style-name="T31">N</text:span><text:span text:style-name="T15">2</text:span></text:p>
      <text:p text:style-name="P28"><text:s text:c="8"/></text:p>
      <text:p text:style-name="P47"><text:span text:style-name="T15"><text:s text:c="9"/></text:span><text:span text:style-name="T22">0000 <text:s/></text:span><text:span text:style-name="T15">1110 <text:s/>0010 <text:s/>1000 <text:s/>1110 <text:s/>0011 <text:s/>1100 <text:s/>0001 <text:s text:c="4"/>на вых. СМ </text:span><text:span text:style-name="T31">mod</text:span><text:span text:style-name="T15">2 <text:s/>и в </text:span><text:span text:style-name="T31">N</text:span><text:span text:style-name="T15">1</text:span></text:p>
      <text:p text:style-name="P32"><text:s text:c="12"/><text:span text:style-name="T60">0 <text:s text:c="4"/></text:span><text:span text:style-name="T59">14(E)</text:span> <text:s text:c="2"/><text:span text:style-name="T59">2</text:span> <text:s text:c="7"/><text:span text:style-name="T59">8</text:span> <text:s text:c="4"/><text:span text:style-name="T59">1</text:span><text:span text:style-name="T56">4</text:span><text:span text:style-name="T59">(E)</text:span> <text:s text:c="3"/><text:span text:style-name="T59">3</text:span> <text:s text:c="4"/><text:span text:style-name="T59">1</text:span><text:span text:style-name="T56">2</text:span><text:span text:style-name="T59">(C)</text:span> <text:s text:c="2"/><text:span text:style-name="T59">1</text:span> <text:s text:c="36"/></text:p>
      <text:p text:style-name="P29"><text:span text:style-name="T13"><text:s text:c="8"/></text:span><text:span text:style-name="T51"><text:s/></text:span><text:span text:style-name="T53">0</text:span><text:span text:style-name="T54">100 <text:s/>1101 <text:s/>0100 <text:s/>1111 <text:s/>1000 <text:s/>1010 <text:s/>1001 <text:s/>1010 </text:span><text:span text:style-name="T14"><text:s text:c="2"/></text:span><text:span text:style-name="T13"><text:s text:c="15"/>N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text-indent="0.3937in" style:auto-text-indent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4457in"/>
        </style:tab-stops>
      </style:paragraph-properties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08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0008in" fo:text-indent="4.7252in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-0.0008in" fo:text-align="end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08in" fo:text-align="end" style:justify-single-word="false" fo:text-indent="2.1661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-0.0008in" fo:text-align="end" style:justify-single-word="false" fo:text-indent="0in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-0.2835in" fo:line-height="150%" fo:text-indent="0in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-0.0008in" fo:text-indent="4.2335in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text-align="justify" style:justify-single-word="false" fo:text-indent="0.3937in" style:auto-text-indent="false" fo:keep-with-next="always">
        <style:tab-stops>
          <style:tab-stop style:position="3.4457in"/>
        </style:tab-stops>
      </style:paragraph-properties>
      <style:text-properties fo:font-size="12pt" fo:font-style="italic" fo:font-weight="bold" style:font-size-asian="12pt" style:font-style-asian="italic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>
        <style:tab-stops>
          <style:tab-stop style:position="7.4811in"/>
        </style:tab-stops>
      </style:paragraph-properties>
      <style:text-properties fo:font-size="12pt" style:font-size-asian="12pt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_20_21" style:display-name="Body Text 21" style:family="paragraph" style:parent-style-name="Standard">
      <style:paragraph-properties fo:margin-left="0in" fo:margin-right="0in" fo:text-indent="0.3937in" style:auto-text-indent="false"/>
      <style:text-properties fo:font-size="12pt" style:font-size-asian="12pt"/>
    </style:style>
    <style:style style:name="Block_20_Text1" style:display-name="Block Text1" style:family="paragraph" style:parent-style-name="Standard">
      <style:paragraph-properties fo:margin-left="-0.3937in" fo:margin-right="-0.4339in" fo:text-align="center" style:justify-single-word="false" fo:text-indent="0in" style:auto-text-indent="false"/>
      <style:text-properties fo:font-size="14pt" style:font-size-asian="14pt"/>
    </style:style>
    <style:style style:name="Body_20_Text_20_Indent_20_21" style:display-name="Body Text Indent 21" style:family="paragraph" style:parent-style-name="Standard">
      <style:paragraph-properties fo:margin-left="0in" fo:margin-right="-0.0008in" fo:text-align="justify" style:justify-single-word="false" fo:text-indent="0.1972in" style:auto-text-indent="false"/>
    </style:style>
    <style:style style:name="Body_20_Text_20_Indent_20_31" style:display-name="Body Text Indent 31" style:family="paragraph" style:parent-style-name="Standard">
      <style:paragraph-properties fo:margin-left="0in" fo:margin-right="-0.0008in" fo:text-indent="0.1972in" style:auto-text-indent="false">
        <style:tab-stops>
          <style:tab-stop style:position="0.1972in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aeno" style:family="paragraph" style:parent-style-name="Standard">
      <style:paragraph-properties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f__3f__3f__3f__3f__3f__3f_" style:display-name="???????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f__3f__3f__3f__3f__3f__3f_2" style:display-name="???????2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>
      <style:paragraph-properties fo:margin-top="0.028in" fo:margin-bottom="0in" loext:contextual-spacing="false" fo:text-align="justify" style:justify-single-word="false">
        <style:tab-stops>
          <style:tab-stop style:position="4.5283in"/>
          <style:tab-stop style:position="5.2173in"/>
          <style:tab-stop style:position="5.7098in"/>
          <style:tab-stop style:position="6.4972in"/>
        </style:tab-stops>
      </style:paragraph-properties>
      <style:text-properties fo:font-size="11pt" fo:language="en" fo:country="US" style:font-size-asian="11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4925in" style:auto-text-indent="false"/>
      <style:text-properties fo:font-size="11pt" fo:language="en" fo:country="US" style:font-size-asian="11pt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1pt" style:font-size-asian="11pt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шрифт" style:display-name="Основной шрифт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3409in" fo:text-indent="-0.75in" fo:margin-left="1.340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09in" fo:text-indent="-0.25in" fo:margin-left="1.3409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8409in" fo:text-indent="-0.1252in" fo:margin-left="1.8409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3409in" fo:text-indent="-0.25in" fo:margin-left="2.3409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09in" fo:text-indent="-0.25in" fo:margin-left="2.8409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3409in" fo:text-indent="-0.1252in" fo:margin-left="3.3409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8409in" fo:text-indent="-0.25in" fo:margin-left="3.8409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3409in" fo:text-indent="-0.25in" fo:margin-left="4.3409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8409in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in" fo:margin-bottom="0.5909in" fo:margin-left="0.9846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bottom="0.552in" style:dynamic-spacing="true"/>
      </style:header-style>
      <style:footer-style>
        <style:header-footer-properties fo:min-height="0.1965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Frame1" text:anchor-type="paragraph" svg:y="0.0008in" draw:z-index="1"><draw:text-box fo:min-height="0.0228in" fo:min-width="0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В О Е Н Н Ы Й  У Н И В Е Р С И Т Е Т  С В Я З И</dc:title>
    <dc:subject/>
    <meta:keyword/>
    <meta:initial-creator>Кафедра N 18</meta:initial-creator>
    <meta:creation-date>2003-10-18T12:16:00</meta:creation-date>
    <dc:date>2021-03-29T01:30:10.823969934</dc:date>
    <meta:print-date>2004-09-23T16:37:00</meta:print-date>
    <meta:editing-cycles>21</meta:editing-cycles>
    <meta:editing-duration>PT4H54M24S</meta:editing-duration>
    <meta:generator>LibreOffice/6.4.6.2$Linux_X86_64 LibreOffice_project/40$Build-2</meta:generator>
    <meta:document-statistic meta:table-count="2" meta:image-count="0" meta:object-count="0" meta:page-count="2" meta:paragraph-count="288" meta:word-count="665" meta:character-count="4032" meta:non-whitespace-character-count="2161"/>
  </office:meta>
</office:document-meta>
</file>